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686cm" fo:margin-left="0.011cm" fo:margin-right="0.303cm" table:align="margins" style:writing-mode="lr-tb"/>
    </style:style>
    <style:style style:name="Таблица2.A" style:family="table-column">
      <style:table-column-properties style:column-width="5.362cm" style:rel-column-width="3040*"/>
    </style:style>
    <style:style style:name="Таблица2.B" style:family="table-column">
      <style:table-column-properties style:column-width="5.644cm" style:rel-column-width="3200*"/>
    </style:style>
    <style:style style:name="Таблица2.C" style:family="table-column">
      <style:table-column-properties style:column-width="5.68cm" style:rel-column-width="3220*"/>
    </style:style>
    <style:style style:name="Таблица2.1" style:family="table-row">
      <style:table-row-properties style:row-height="0.61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A1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C1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8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Без_20_интервала">
      <style:text-properties fo:font-size="10pt" style:font-size-asian="10pt" style:font-size-complex="10pt"/>
    </style:style>
    <style:style style:name="P12" style:family="paragraph" style:parent-style-name="Без_20_интервала">
      <style:paragraph-properties style:snap-to-layout-grid="false"/>
      <style:text-properties fo:font-size="10pt" style:font-size-asian="10pt" style:font-size-complex="10pt"/>
    </style:style>
    <style:style style:name="P13" style:family="paragraph" style:parent-style-name="Без_20_интервала">
      <style:paragraph-properties fo:text-align="center" style:justify-single-word="false"/>
      <style:text-properties style:font-name="Times New Roman" fo:font-size="10pt" fo:language="ru" fo:country="RU" style:font-size-asian="10pt" style:font-size-complex="10pt" style:font-weight-complex="bold"/>
    </style:style>
    <style:style style:name="P14" style:family="paragraph" style:parent-style-name="Без_20_интервала">
      <style:paragraph-properties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Без_20_интервала">
      <style:paragraph-properties style:snap-to-layout-grid="false"/>
      <style:text-properties style:font-name="Times New Roman" fo:font-size="10pt" fo:font-weight="bold" style:font-size-asian="10pt" style:font-weight-asian="bold" style:font-size-complex="10pt"/>
    </style:style>
    <style:style style:name="P16" style:family="paragraph" style:parent-style-name="Без_20_интервала">
      <style:text-properties style:font-name="Times New Roman" fo:font-size="10pt" style:text-underline-style="none" style:font-size-asian="10pt" style:font-size-complex="10pt"/>
    </style:style>
    <style:style style:name="P17" style:family="paragraph" style:parent-style-name="Без_20_интервала">
      <style:paragraph-properties fo:margin-left="0.815cm" fo:margin-right="0.004cm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18" style:family="paragraph" style:parent-style-name="Без_20_интервала">
      <style:paragraph-properties fo:margin-left="0.78cm" fo:margin-right="0.004cm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19" style:family="paragraph" style:parent-style-name="Standard">
      <style:text-properties style:font-name="Times New Roman" fo:font-size="10pt" fo:language="ru" fo:country="RU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Без_20_интервала">
      <style:text-properties style:font-name="Times New Roman"/>
    </style:style>
    <style:style style:name="P22" style:family="paragraph" style:parent-style-name="Без_20_интервала">
      <style:paragraph-properties style:snap-to-layout-grid="false"/>
      <style:text-properties style:font-name="Times New Roman"/>
    </style:style>
    <style:style style:name="P23" style:family="paragraph" style:parent-style-name="Без_20_интервала">
      <style:paragraph-properties fo:text-align="center" style:justify-single-word="false" style:snap-to-layout-grid="false"/>
      <style:text-properties style:font-name="Times New Roman"/>
    </style:style>
    <style:style style:name="P24" style:family="paragraph" style:parent-style-name="Без_20_интервала">
      <style:text-properties style:font-name="Times New Roman" fo:font-size="10pt" fo:language="ru" fo:country="RU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5" style:family="paragraph" style:parent-style-name="Без_20_интервала">
      <style:paragraph-properties style:snap-to-layout-grid="false"/>
      <style:text-properties style:font-name="Times New Roman" fo:font-size="10pt" style:font-size-asian="10pt" style:font-size-complex="10pt"/>
    </style:style>
    <style:style style:name="P26" style:family="paragraph" style:parent-style-name="Без_20_интервала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Без_20_интервала">
      <style:paragraph-properties style:snap-to-layout-grid="false"/>
      <style:text-properties fo:font-size="10pt" style:font-size-asian="10pt" style:font-size-complex="10pt"/>
    </style:style>
    <style:style style:name="P28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29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30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31" style:family="paragraph">
      <style:paragraph-properties fo:text-align="start"/>
    </style:style>
    <style:style style:name="P3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33" style:family="paragraph">
      <style:paragraph-properties fo:text-align="start"/>
      <style:text-properties style:text-line-through-style="none" fo:font-style="normal" style:text-underline-style="none"/>
    </style:style>
    <style:style style:name="P34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language="ru" fo:country="RU" fo:font-weight="normal" style:font-weight-asian="normal" style:font-weight-complex="normal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area form:name="StudyViewprotocol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Лызлова И.Е."/>
            <form:item form:label="Зубкова Т.М."/>
            <form:item form:label="Вологжанина Н.А."/>
          </form:combobox>
          <form:combobox form:name="Поле со списком 2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Гиниатуллина Г.Н."/>
            <form:item form:label="Букина Б.Б."/>
            <form:item form:label="Иригбаева А.Е."/>
            <form:item form:label="Иванова О.И."/>
            <form:item form:label="Хозяшева Д.А."/>
            <form:item form:label="Донских А.И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30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1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2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3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4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5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6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7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8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combobox form:name="Поле со списком 1" form:control-implementation="ooo:com.sun.star.form.component.ComboBox" form:id="control39" form:dropdown="true" form:size="20" form:current-value="магистральный" form:value="магистральны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ближе к коллатеральному"/>
            <form:item form:label="магистральный, измененный"/>
          </form:combobox>
          <form:text form:name="Текстовое поле 3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9" svg:width="1.706cm" svg:height="0.5cm" svg:x="2.039cm" svg:y="4.794cm" draw:control="control1"/>
      <draw:control text:anchor-type="page" text:anchor-page-number="1" draw:z-index="2" draw:style-name="gr1" draw:text-style-name="P29" svg:width="4.493cm" svg:height="0.5cm" svg:x="2.039cm" svg:y="5.872cm" draw:control="control2"/>
      <draw:control text:anchor-type="page" text:anchor-page-number="1" draw:z-index="3" draw:style-name="gr1" draw:text-style-name="P29" svg:width="1.502cm" svg:height="0.5cm" svg:x="11.61cm" svg:y="5.812cm" draw:control="control3"/>
      <draw:control text:anchor-type="page" text:anchor-page-number="1" draw:z-index="4" draw:style-name="gr2" draw:text-style-name="P29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28" text:outline-level="1"/>
      <text:h text:style-name="P28" text:outline-level="1">ПРОТОКОЛ</text:h>
      <text:p text:style-name="P13">УЛЬТРАЗВУКОВОЙ <text:s/>ДОППЛЕРОГРАФИИ <text:s/>СОСУДОВ <text:s/>ВЕРХНИХ <text:s/>КОНЕЧНОСТЕЙ</text:p>
      <text:p text:style-name="P7"/>
      <text:p text:style-name="P7"><draw:control text:anchor-type="paragraph" draw:z-index="5" draw:style-name="gr3" draw:text-style-name="P30" svg:width="11.875cm" svg:height="0.421cm" svg:x="1.533cm" svg:y="0.282cm" draw:control="control5"/></text:p>
      <text:p text:style-name="P2"><draw:control text:anchor-type="paragraph" draw:z-index="6" draw:style-name="gr3" draw:text-style-name="P30" svg:width="2.664cm" svg:height="0.421cm" svg:x="3.067cm" svg:y="0.374cm" draw:control="control6"/></text:p>
      <text:p text:style-name="P2"><draw:control text:anchor-type="paragraph" draw:z-index="7" draw:style-name="gr3" draw:text-style-name="P30" svg:width="5.529cm" svg:height="0.421cm" svg:x="3.889cm" svg:y="0.386cm" draw:control="control7"/><draw:control text:anchor-type="paragraph" draw:z-index="8" draw:style-name="gr3" draw:text-style-name="P30" svg:width="2.421cm" svg:height="0.421cm" svg:x="10.97cm" svg:y="0.326cm" draw:control="control8"/></text:p>
      <text:p text:style-name="P19"/>
      <text:p text:style-name="P5">Диагноз: <draw:control text:anchor-type="as-char" svg:y="-0.316cm" draw:z-index="13" draw:style-name="gr6" draw:text-style-name="P33" svg:width="0.888cm" svg:height="0.35cm" draw:control="control13"/></text:p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5">артерии</text:p>
          </table:table-cell>
          <table:table-cell table:style-name="Таблица2.A1" office:value-type="string">
            <text:p text:style-name="P15">справа</text:p>
          </table:table-cell>
          <table:table-cell table:style-name="Таблица2.C1" office:value-type="string">
            <text:p text:style-name="P15">слева</text:p>
          </table:table-cell>
        </table:table-row>
        <table:table-row table:style-name="Таблица2.1">
          <table:table-cell table:style-name="Таблица2.A1" office:value-type="string">
            <text:p text:style-name="P14">Подключичная <text:s text:c="2"/>артерия</text:p>
          </table:table-cell>
          <table:table-cell table:style-name="Таблица2.A1" office:value-type="string">
            <text:p text:style-name="P14"/>
          </table:table-cell>
          <table:table-cell table:style-name="Таблица2.C1" office:value-type="string"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26">- тип кровотока</text:p>
          </table:table-cell>
          <table:table-cell table:style-name="Таблица2.A1" office:value-type="string">
            <text:p text:style-name="P14"><draw:control text:anchor-type="as-char" draw:z-index="30" draw:style-name="gr5" draw:text-style-name="P34" svg:width="2.991cm" svg:height="0.38cm" draw:control="control30"/><text:bookmark-start text:name="АртБедАрТипКровСп"/><text:bookmark-end text:name="АртБедАрТипКровСп"/></text:p>
          </table:table-cell>
          <table:table-cell table:style-name="Таблица2.C1" office:value-type="string">
            <text:p text:style-name="P6"><text:bookmark-start text:name="АртБедАрТипКровСл"/><draw:control text:anchor-type="as-char" draw:z-index="32" draw:style-name="gr5" draw:text-style-name="P34" svg:width="2.991cm" svg:height="0.38cm" draw:control="control32"/><text:bookmark-end text:name="АртБедАрТипКровСл"/></text:p>
          </table:table-cell>
        </table:table-row>
        <table:table-row table:style-name="Таблица2.1">
          <table:table-cell table:style-name="Таблица2.A1" office:value-type="string">
            <text:p text:style-name="P26">- СПК (кГц)</text:p>
          </table:table-cell>
          <table:table-cell table:style-name="Таблица2.A1" office:value-type="string">
            <text:p text:style-name="P12"><text:span text:style-name="T3"><draw:control text:anchor-type="as-char" svg:y="-0.316cm" draw:z-index="18" draw:style-name="gr6" draw:text-style-name="P33" svg:width="0.888cm" svg:height="0.35cm" draw:control="control18"/></text:span><text:span text:style-name="T3"> <text:s text:c="2"/></text:span><text:span text:style-name="T4">PI</text:span><text:span text:style-name="T3"> -</text:span><text:bookmark-start text:name="АртБедрАртСпкСп"/><text:span text:style-name="T3"> </text:span><text:bookmark-end text:name="АртБедрАртСпкСп"/><text:span text:style-name="T3"><draw:control text:anchor-type="as-char" svg:y="-0.316cm" draw:z-index="19" draw:style-name="gr6" draw:text-style-name="P33" svg:width="0.888cm" svg:height="0.35cm" draw:control="control19"/></text:span></text:p>
          </table:table-cell>
          <table:table-cell table:style-name="Таблица2.C1" office:value-type="string">
            <text:p text:style-name="P12"><text:span text:style-name="T3"><draw:control text:anchor-type="as-char" svg:y="-0.316cm" draw:z-index="14" draw:style-name="gr6" draw:text-style-name="P33" svg:width="0.888cm" svg:height="0.35cm" draw:control="control14"/></text:span><text:span text:style-name="T3"> <text:s text:c="2"/></text:span><text:span text:style-name="T4">PI</text:span><text:span text:style-name="T3"> -</text:span><text:bookmark-start text:name="АртБедрАртСпкСп1"/><text:span text:style-name="T3"> </text:span><text:bookmark-end text:name="АртБедрАртСпкСп1"/><text:span text:style-name="T3"><draw:control text:anchor-type="as-char" svg:y="-0.316cm" draw:z-index="15" draw:style-name="gr6" draw:text-style-name="P33" svg:width="0.888cm" svg:height="0.35cm" draw:control="control15"/></text:span></text:p>
          </table:table-cell>
        </table:table-row>
        <table:table-row table:style-name="Таблица2.1">
          <table:table-cell table:style-name="Таблица2.A1" office:value-type="string">
            <text:p text:style-name="P14">Подмышечная артерия</text:p>
          </table:table-cell>
          <table:table-cell table:style-name="Таблица2.A1" office:value-type="string">
            <text:p text:style-name="P14"/>
          </table:table-cell>
          <table:table-cell table:style-name="Таблица2.C1" office:value-type="string"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26">- тип кровотока</text:p>
          </table:table-cell>
          <table:table-cell table:style-name="Таблица2.A1" office:value-type="string">
            <text:p text:style-name="P6"><text:bookmark-start text:name="АртПодколАрТипКровСп"/><draw:control text:anchor-type="as-char" draw:z-index="31" draw:style-name="gr5" draw:text-style-name="P34" svg:width="2.991cm" svg:height="0.38cm" draw:control="control31"/><text:bookmark-end text:name="АртПодколАрТипКровСп"/></text:p>
          </table:table-cell>
          <table:table-cell table:style-name="Таблица2.C1" office:value-type="string">
            <text:p text:style-name="P6"><text:bookmark-start text:name="АртПоколАрТипКровСл"/><draw:control text:anchor-type="as-char" draw:z-index="33" draw:style-name="gr5" draw:text-style-name="P34" svg:width="2.991cm" svg:height="0.38cm" draw:control="control33"/><text:bookmark-end text:name="АртПоколАрТипКровСл"/></text:p>
          </table:table-cell>
        </table:table-row>
        <table:table-row table:style-name="Таблица2.1">
          <table:table-cell table:style-name="Таблица2.A1" office:value-type="string">
            <text:p text:style-name="P26">- СПК (кГц)</text:p>
          </table:table-cell>
          <table:table-cell table:style-name="Таблица2.A1" office:value-type="string">
            <text:p text:style-name="P12"><text:span text:style-name="T3"><draw:control text:anchor-type="as-char" svg:y="-0.298cm" draw:z-index="16" draw:style-name="gr6" draw:text-style-name="P33" svg:width="0.888cm" svg:height="0.35cm" draw:control="control16"/></text:span><text:span text:style-name="T3"> <text:s text:c="2"/></text:span><text:span text:style-name="T4">PI</text:span><text:span text:style-name="T3"> -</text:span><text:bookmark-start text:name="АртБедрАртСпкСп2"/><text:span text:style-name="T3"> </text:span><text:bookmark-end text:name="АртБедрАртСпкСп2"/><text:span text:style-name="T3"><draw:control text:anchor-type="as-char" svg:y="-0.298cm" draw:z-index="17" draw:style-name="gr6" draw:text-style-name="P33" svg:width="0.888cm" svg:height="0.35cm" draw:control="control17"/></text:span></text:p>
          </table:table-cell>
          <table:table-cell table:style-name="Таблица2.C1" office:value-type="string">
            <text:p text:style-name="P12"><text:span text:style-name="T3"><draw:control text:anchor-type="as-char" svg:y="-0.316cm" draw:z-index="20" draw:style-name="gr6" draw:text-style-name="P33" svg:width="0.888cm" svg:height="0.35cm" draw:control="control20"/></text:span><text:span text:style-name="T3"> <text:s text:c="2"/></text:span><text:span text:style-name="T4">PI</text:span><text:span text:style-name="T3"> -</text:span><text:bookmark-start text:name="АртБедрАртСпкСп3"/><text:span text:style-name="T3"> </text:span><text:bookmark-end text:name="АртБедрАртСпкСп3"/><text:span text:style-name="T3"><draw:control text:anchor-type="as-char" svg:y="-0.316cm" draw:z-index="21" draw:style-name="gr6" draw:text-style-name="P33" svg:width="0.888cm" svg:height="0.35cm" draw:control="control21"/></text:span></text:p>
          </table:table-cell>
        </table:table-row>
        <table:table-row table:style-name="Таблица2.1">
          <table:table-cell table:style-name="Таблица2.A1" office:value-type="string">
            <text:p text:style-name="P14">Плечевая артерия</text:p>
          </table:table-cell>
          <table:table-cell table:style-name="Таблица2.A1" office:value-type="string">
            <text:p text:style-name="P14"/>
          </table:table-cell>
          <table:table-cell table:style-name="Таблица2.C1" office:value-type="string"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26">- тип кровотока</text:p>
          </table:table-cell>
          <table:table-cell table:style-name="Таблица2.A1" office:value-type="string">
            <text:p text:style-name="P14"><draw:control text:anchor-type="as-char" draw:z-index="34" draw:style-name="gr5" draw:text-style-name="P34" svg:width="2.991cm" svg:height="0.38cm" draw:control="control34"/><text:bookmark-start text:name="АртПерБерАрТипКровСп"/><text:bookmark-end text:name="АртПерБерАрТипКровСп"/></text:p>
          </table:table-cell>
          <table:table-cell table:style-name="Таблица2.C1" office:value-type="string">
            <text:p text:style-name="P14"><draw:control text:anchor-type="as-char" draw:z-index="35" draw:style-name="gr5" draw:text-style-name="P34" svg:width="2.991cm" svg:height="0.38cm" draw:control="control35"/><text:bookmark-start text:name="АртПерБерАрТипКровСл"/><text:bookmark-end text:name="АртПерБерАрТипКровСл"/></text:p>
          </table:table-cell>
        </table:table-row>
        <table:table-row table:style-name="Таблица2.1">
          <table:table-cell table:style-name="Таблица2.A1" office:value-type="string">
            <text:p text:style-name="P26">- СПК (кГц)</text:p>
          </table:table-cell>
          <table:table-cell table:style-name="Таблица2.A1" office:value-type="string">
            <text:p text:style-name="P12"><text:span text:style-name="T3"><draw:control text:anchor-type="as-char" svg:y="-0.316cm" draw:z-index="22" draw:style-name="gr6" draw:text-style-name="P33" svg:width="0.888cm" svg:height="0.35cm" draw:control="control22"/></text:span><text:span text:style-name="T3"> <text:s text:c="2"/></text:span><text:span text:style-name="T4">PI</text:span><text:span text:style-name="T3"> -</text:span><text:bookmark-start text:name="АртБедрАртСпкСп4"/><text:span text:style-name="T3"> </text:span><text:bookmark-end text:name="АртБедрАртСпкСп4"/><text:span text:style-name="T3"><draw:control text:anchor-type="as-char" svg:y="-0.316cm" draw:z-index="23" draw:style-name="gr6" draw:text-style-name="P33" svg:width="0.888cm" svg:height="0.35cm" draw:control="control23"/></text:span></text:p>
          </table:table-cell>
          <table:table-cell table:style-name="Таблица2.C1" office:value-type="string">
            <text:p text:style-name="P12"><text:span text:style-name="T3"><draw:control text:anchor-type="as-char" svg:y="-0.316cm" draw:z-index="24" draw:style-name="gr6" draw:text-style-name="P33" svg:width="0.888cm" svg:height="0.35cm" draw:control="control24"/></text:span><text:span text:style-name="T3"> <text:s text:c="2"/></text:span><text:span text:style-name="T4">PI</text:span><text:span text:style-name="T3"> -</text:span><text:bookmark-start text:name="АртБедрАртСпкСп5"/><text:span text:style-name="T3"> </text:span><text:bookmark-end text:name="АртБедрАртСпкСп5"/><text:span text:style-name="T3"><draw:control text:anchor-type="as-char" svg:y="-0.316cm" draw:z-index="25" draw:style-name="gr6" draw:text-style-name="P33" svg:width="0.888cm" svg:height="0.35cm" draw:control="control25"/></text:span></text:p>
          </table:table-cell>
        </table:table-row>
        <table:table-row table:style-name="Таблица2.1">
          <table:table-cell table:style-name="Таблица2.A1" office:value-type="string">
            <text:p text:style-name="P14">Лучевая артерия</text:p>
          </table:table-cell>
          <table:table-cell table:style-name="Таблица2.A1" office:value-type="string">
            <text:p text:style-name="P14"/>
          </table:table-cell>
          <table:table-cell table:style-name="Таблица2.C1" office:value-type="string"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26">- тип кровотока</text:p>
          </table:table-cell>
          <table:table-cell table:style-name="Таблица2.A1" office:value-type="string">
            <text:p text:style-name="P14"><draw:control text:anchor-type="as-char" draw:z-index="36" draw:style-name="gr5" draw:text-style-name="P34" svg:width="2.991cm" svg:height="0.38cm" draw:control="control36"/><text:bookmark-start text:name="АртЗадБерАрТипКровСп"/><text:bookmark-end text:name="АртЗадБерАрТипКровСп"/></text:p>
          </table:table-cell>
          <table:table-cell table:style-name="Таблица2.C1" office:value-type="string">
            <text:p text:style-name="P6"><text:bookmark-start text:name="АртЗадБерАрТипКровСл"/><draw:control text:anchor-type="as-char" draw:z-index="37" draw:style-name="gr5" draw:text-style-name="P34" svg:width="2.991cm" svg:height="0.38cm" draw:control="control37"/><text:bookmark-end text:name="АртЗадБерАрТипКровСл"/></text:p>
          </table:table-cell>
        </table:table-row>
        <table:table-row table:style-name="Таблица2.1">
          <table:table-cell table:style-name="Таблица2.A1" office:value-type="string">
            <text:p text:style-name="P26">- СПК (кГц)</text:p>
          </table:table-cell>
          <table:table-cell table:style-name="Таблица2.A1" office:value-type="string">
            <text:p text:style-name="P12"><text:span text:style-name="T3"><draw:control text:anchor-type="as-char" svg:y="-0.316cm" draw:z-index="26" draw:style-name="gr6" draw:text-style-name="P33" svg:width="0.888cm" svg:height="0.35cm" draw:control="control26"/></text:span><text:span text:style-name="T3"> <text:s text:c="2"/></text:span><text:span text:style-name="T4">PI</text:span><text:span text:style-name="T3"> -</text:span><text:bookmark-start text:name="АртБедрАртСпкСп6"/><text:span text:style-name="T3"> </text:span><text:bookmark-end text:name="АртБедрАртСпкСп6"/><text:span text:style-name="T3"><draw:control text:anchor-type="as-char" svg:y="-0.316cm" draw:z-index="27" draw:style-name="gr6" draw:text-style-name="P33" svg:width="0.888cm" svg:height="0.35cm" draw:control="control27"/></text:span></text:p>
          </table:table-cell>
          <table:table-cell table:style-name="Таблица2.C1" office:value-type="string">
            <text:p text:style-name="P12"><text:span text:style-name="T3"><draw:control text:anchor-type="as-char" svg:y="-0.316cm" draw:z-index="28" draw:style-name="gr6" draw:text-style-name="P33" svg:width="0.888cm" svg:height="0.35cm" draw:control="control28"/></text:span><text:span text:style-name="T3"> <text:s text:c="2"/></text:span><text:span text:style-name="T4">PI</text:span><text:span text:style-name="T3"> -</text:span><text:bookmark-start text:name="АртБедрАртСпкСп7"/><text:span text:style-name="T3"> </text:span><text:bookmark-end text:name="АртБедрАртСпкСп7"/><text:span text:style-name="T3"><draw:control text:anchor-type="as-char" svg:y="-0.316cm" draw:z-index="29" draw:style-name="gr6" draw:text-style-name="P33" svg:width="0.888cm" svg:height="0.35cm" draw:control="control29"/></text:span></text:p>
          </table:table-cell>
        </table:table-row>
        <table:table-row table:style-name="Таблица2.1">
          <table:table-cell table:style-name="Таблица2.A14" office:value-type="string">
            <text:p text:style-name="P14">Локтевая артерия</text:p>
          </table:table-cell>
          <table:table-cell table:style-name="Таблица2.A14" office:value-type="string">
            <text:p text:style-name="P12"/>
          </table:table-cell>
          <table:table-cell table:style-name="Таблица2.C14" office:value-type="string">
            <text:p text:style-name="P12"/>
          </table:table-cell>
        </table:table-row>
        <table:table-row table:style-name="Таблица2.1">
          <table:table-cell table:style-name="Таблица2.A14" office:value-type="string">
            <text:p text:style-name="P26">- тип кровотока</text:p>
          </table:table-cell>
          <table:table-cell table:style-name="Таблица2.A14" office:value-type="string">
            <text:p text:style-name="P14"><draw:control text:anchor-type="as-char" draw:z-index="38" draw:style-name="gr5" draw:text-style-name="P34" svg:width="2.991cm" svg:height="0.38cm" draw:control="control38"/><text:bookmark-start text:name="АртБедАрТипКровСп1"/><text:bookmark-end text:name="АртБедАрТипКровСп1"/></text:p>
          </table:table-cell>
          <table:table-cell table:style-name="Таблица2.C14" office:value-type="string">
            <text:p text:style-name="P6"><text:bookmark-start text:name="АртБедАрТипКровСл1"/><draw:control text:anchor-type="as-char" draw:z-index="39" draw:style-name="gr5" draw:text-style-name="P34" svg:width="2.991cm" svg:height="0.38cm" draw:control="control39"/><text:bookmark-end text:name="АртБедАрТипКровСл1"/></text:p>
          </table:table-cell>
        </table:table-row>
        <table:table-row table:style-name="Таблица2.1">
          <table:table-cell table:style-name="Таблица2.A14" office:value-type="string">
            <text:p text:style-name="P26">- СПК (кГц)</text:p>
          </table:table-cell>
          <table:table-cell table:style-name="Таблица2.A14" office:value-type="string">
            <text:p text:style-name="P12"><text:span text:style-name="T3"><draw:control text:anchor-type="as-char" svg:y="-0.316cm" draw:z-index="40" draw:style-name="gr6" draw:text-style-name="P33" svg:width="0.888cm" svg:height="0.35cm" draw:control="control40"/></text:span><text:span text:style-name="T3"> <text:s text:c="2"/></text:span><text:span text:style-name="T4">PI</text:span><text:span text:style-name="T3"> -</text:span><text:bookmark-start text:name="АртБедрАртСпкСп8"/><text:span text:style-name="T3"> </text:span><text:bookmark-end text:name="АртБедрАртСпкСп8"/><text:span text:style-name="T3"><draw:control text:anchor-type="as-char" svg:y="-0.316cm" draw:z-index="41" draw:style-name="gr6" draw:text-style-name="P33" svg:width="0.888cm" svg:height="0.35cm" draw:control="control41"/></text:span></text:p>
          </table:table-cell>
          <table:table-cell table:style-name="Таблица2.C14" office:value-type="string">
            <text:p text:style-name="P12"><text:span text:style-name="T3"><draw:control text:anchor-type="as-char" svg:y="-0.316cm" draw:z-index="42" draw:style-name="gr6" draw:text-style-name="P33" svg:width="0.888cm" svg:height="0.35cm" draw:control="control42"/></text:span><text:span text:style-name="T3"> <text:s text:c="2"/></text:span><text:span text:style-name="T4">PI</text:span><text:span text:style-name="T3"> -</text:span><text:bookmark-start text:name="АртБедрАртСпкСп11"/><text:span text:style-name="T3"> </text:span><text:bookmark-end text:name="АртБедрАртСпкСп11"/><text:span text:style-name="T3"><draw:control text:anchor-type="as-char" svg:y="-0.316cm" draw:z-index="43" draw:style-name="gr6" draw:text-style-name="P33" svg:width="0.888cm" svg:height="0.35cm" draw:control="control43"/></text:span></text:p>
          </table:table-cell>
        </table:table-row>
      </table:table>
      <text:p text:style-name="P19"/>
      <text:p text:style-name="P19"/>
      <text:p text:style-name="P11"><draw:control text:anchor-type="paragraph" draw:z-index="10" draw:style-name="gr3" draw:text-style-name="P32" svg:width="14.941cm" svg:height="0.38cm" svg:x="2.044cm" svg:y="0.002cm" draw:control="control10"/><text:span text:style-name="T3">Заключение:</text:span> <text:s text:c="2"/></text:p>
      <text:p text:style-name="P9"><draw:control text:anchor-type="paragraph" draw:z-index="9" draw:style-name="gr4" draw:text-style-name="P31" svg:width="0.003cm" svg:height="0.003cm" svg:x="0cm" svg:y="0cm" draw:control="control9"/></text:p>
      <text:p text:style-name="P9">Врач: <draw:control text:anchor-type="as-char" draw:z-index="11" draw:style-name="gr5" draw:text-style-name="P31" svg:width="4.67cm" svg:height="0.421cm" draw:control="control11"/></text:p>
      <text:p text:style-name="P8">Медицинский регистратор: <draw:control text:anchor-type="as-char" draw:z-index="12" draw:style-name="gr5" draw:text-style-name="P31" svg:width="4.234cm" svg:height="0.421cm" draw:control="control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8:54:16</dc:date>
    <dc:creator>Дмитрий Деренок</dc:creator>
    <meta:editing-duration>PT16H24M11S</meta:editing-duration>
    <meta:editing-cycles>59</meta:editing-cycles>
    <meta:generator>OpenOffice.org/3.2$Win32 OpenOffice.org_project/320m12$Build-9483</meta:generator>
    <meta:document-statistic meta:table-count="2" meta:image-count="1" meta:object-count="0" meta:page-count="1" meta:paragraph-count="48" meta:word-count="97" meta:character-count="656"/>
  </office:meta>
</office:document-meta>
</file>